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cm" draw:shadow-opacity="0%" loext:decorative="false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25cm" draw:shadow-opacity="0%" loext:decorative="false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0.75cm" draw:shadow-opacity="0%" loext:decorative="false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7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9" style:family="paragraph">
      <loext:graphic-properties draw:opacity="0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</text:span><text:span text:style-name="T4"> </text:span><text:span text:style-name="T4">[</text:span><text:span text:style-name="T4">W</text:span><text:span text:style-name="T4">/</text:span><text:span text:style-name="T4">m</text:span><text:span text:style-name="T4">K</text:span><text:span text:style-name="T4">]</text:span><text:span text:style-name="T4">,</text:span><text:span text:style-name="T4"> </text:span><text:span text:style-name="T4"><text:s/></text:span><text:span text:style-name="T4"><text:s/></text:span><text:span text:style-name="T4">c</text:span><text:span text:style-name="T5">p</text:span><text:span text:style-name="T4"> </text:span><text:span text:style-name="T4">[</text:span><text:span text:style-name="T4">J</text:span><text:span text:style-name="T4">/</text:span><text:span text:style-name="T4">k</text:span><text:span text:style-name="T4">g</text:span><text:span text:style-name="T4">K</text:span><text:span text:style-name="T4">]</text:span><text:span text:style-name="T4">,</text:span><text:span text:style-name="T4"> </text:span><text:span text:style-name="T4"><text:s/></text:span><text:span text:style-name="T4"><text:s/></text:span><text:span text:style-name="T6">ρ</text:span><text:span text:style-name="T1"> </text:span><text:span text:style-name="T1">[</text:span><text:span text:style-name="T1">k</text:span><text:span text:style-name="T1">g</text:span><text:span text:style-name="T1">/</text:span><text:span text:style-name="T1">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</text:span><text:span text:style-name="T8"> </text:span><text:span text:style-name="T8">[</text:span><text:span text:style-name="T8">m</text:span><text:span text:style-name="T9">2</text:span><text:span text:style-name="T8">/</text:span><text:span text:style-name="T8">s</text:span><text:span text:style-name="T8">]</text:span><text:span text:style-name="T8">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</text:span><text:span text:style-name="T1">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</text:span><text:span text:style-name="T4"> </text:span><text:span text:style-name="T4">o</text:span><text:span text:style-name="T4">n</text:span><text:span text:style-name="T4">d</text:span><text:span text:style-name="T4">e</text:span><text:span text:style-name="T4">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</text:span><text:span text:style-name="T4">1</text:span><text:span text:style-name="T4">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</text:span><text:span text:style-name="T4">2</text:span><text:span text:style-name="T4">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</text:span><text:span text:style-name="T4">3</text:span><text:span text:style-name="T4">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</text:span><text:span text:style-name="T4">4</text:span><text:span text:style-name="T4">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</text:span><text:span text:style-name="T2"> </text:span><text:span text:style-name="T3">[</text:span><text:span text:style-name="T3">K</text:span><text:span text:style-name="T3">]</text:span></text:p>
          </draw:text-box>
        </draw:frame>
        <draw:line draw:style-name="gr27" draw:text-style-name="P13" draw:layer="layout" svg:x1="13.86cm" svg:y1="7.5cm" svg:x2="14cm" svg:y2="6.5cm">
          <text:p text:style-name="P8"><text:s/><text:s/><text:s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</text:span><text:span text:style-name="T1"> </text:span><text:span text:style-name="T1">[</text:span><text:span text:style-name="T1">m</text:span><text:span text:style-name="T1">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</text:span><text:span text:style-name="T1"> </text:span><text:span text:style-name="T1">[</text:span><text:span text:style-name="T1">m</text:span><text:span text:style-name="T1">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</text:span><text:span text:style-name="T4">5</text:span><text:span text:style-name="T4">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5" draw:text-style-name="P5" draw:layer="layout" svg:width="1.25cm" svg:height="0.962cm" svg:x="16.678cm" svg:y="6.098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428cm" svg:y="6.007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428cm" svg:y1="4.057cm" svg:x2="4.428cm" svg:y2="5.807cm">
          <text:p/>
        </draw:line>
        <draw:frame draw:style-name="gr34" draw:text-style-name="P14" draw:layer="layout" svg:width="11.5cm" svg:height="0.906cm" svg:x="5.178cm" svg:y="4.307cm">
          <draw:text-box>
            <text:p text:style-name="P8"><text:span text:style-name="T13">T</text:span><text:span text:style-name="T13">e</text:span><text:span text:style-name="T13">o</text:span><text:span text:style-name="T13">r</text:span><text:span text:style-name="T13">e</text:span><text:span text:style-name="T13">m</text:span><text:span text:style-name="T13">a</text:span><text:span text:style-name="T13"> </text:span><text:span text:style-name="T13">d</text:span><text:span text:style-name="T13">e</text:span><text:span text:style-name="T13"> </text:span><text:span text:style-name="T13">G</text:span><text:span text:style-name="T13">a</text:span><text:span text:style-name="T13">u</text:span><text:span text:style-name="T13">s</text:span><text:span text:style-name="T13">s</text:span><text:span text:style-name="T13"> 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g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p</text:span><text:span text:style-name="T13">o</text:span><text:span text:style-name="T13">r</text:span><text:span text:style-name="T13"> </text:span><text:span text:style-name="T13">Q</text:span><text:span text:style-name="T13">u</text:span><text:span text:style-name="T13">a</text:span><text:span text:style-name="T13">d</text:span><text:span text:style-name="T13">r</text:span><text:span text:style-name="T13">a</text:span><text:span text:style-name="T13">t</text:span><text:span text:style-name="T13">u</text:span><text:span text:style-name="T13">r</text:span><text:span text:style-name="T13">a</text:span><text:span text:style-name="T13"> </text:span><text:span text:style-name="T13">d</text:span><text:span text:style-name="T13">e</text:span><text:span text:style-name="T13"> </text:span><text:span text:style-name="T13">G</text:span><text:span text:style-name="T13">a</text:span><text:span text:style-name="T13">u</text:span><text:span text:style-name="T13">s</text:span><text:span text:style-name="T13">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5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428cm" svg:y1="9.557cm" svg:x2="4.428cm" svg:y2="14.557cm">
          <text:p/>
        </draw:line>
        <draw:frame draw:style-name="gr36" draw:text-style-name="P14" draw:layer="layout" svg:width="9.25cm" svg:height="2.949cm" svg:x="5.178cm" svg:y="11.358cm">
          <draw:text-box>
            <text:p text:style-name="P8"><text:span text:style-name="T13">I</text:span><text:span text:style-name="T13">n</text:span><text:span text:style-name="T13">t</text:span><text:span text:style-name="T13">e</text:span><text:span text:style-name="T13">r</text:span><text:span text:style-name="T13">p</text:span><text:span text:style-name="T13">o</text:span><text:span text:style-name="T13">l</text:span><text:span text:style-name="T13">a</text:span><text:span text:style-name="T13">ç</text:span><text:span text:style-name="T13">ã</text:span><text:span text:style-name="T13">o</text:span><text:span text:style-name="T13"> </text:span><text:span text:style-name="T13">l</text:span><text:span text:style-name="T13">i</text:span><text:span text:style-name="T13">n</text:span><text:span text:style-name="T13">e</text:span><text:span text:style-name="T13">a</text:span><text:span text:style-name="T13">r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e</text:span><text:span text:style-name="T13">s</text:span><text:span text:style-name="T13">c</text:span><text:span text:style-name="T13">r</text:span><text:span text:style-name="T13">e</text:span><text:span text:style-name="T13">v</text:span><text:span text:style-name="T13">e</text:span><text:span text:style-name="T13">r</text:span><text:span text:style-name="T13"> </text:span><text:span text:style-name="T13">v</text:span><text:span text:style-name="T13">a</text:span><text:span text:style-name="T13">l</text:span><text:span text:style-name="T13">o</text:span><text:span text:style-name="T13">r</text:span><text:span text:style-name="T13">e</text:span><text:span text:style-name="T13">s</text:span><text:span text:style-name="T13"> </text:span><text:span text:style-name="T13">n</text:span><text:span text:style-name="T13">a</text:span><text:span text:style-name="T13">s</text:span><text:span text:style-name="T13"> </text:span><text:span text:style-name="T13">f</text:span><text:span text:style-name="T13">a</text:span><text:span text:style-name="T13">c</text:span><text:span text:style-name="T13">e</text:span><text:span text:style-name="T13">s</text:span><text:span text:style-name="T13"> </text:span><text:span text:style-name="T13">e</text:span><text:span text:style-name="T13">m</text:span><text:span text:style-name="T13"> </text:span><text:span text:style-name="T13">f</text:span><text:span text:style-name="T13">u</text:span><text:span text:style-name="T13">n</text:span><text:span text:style-name="T13">ç</text:span><text:span text:style-name="T13">ã</text:span><text:span text:style-name="T13">o</text:span><text:span text:style-name="T13"> </text:span><text:span text:style-name="T13">d</text:span><text:span text:style-name="T13">e</text:span><text:span text:style-name="T13"> </text:span><text:span text:style-name="T13">v</text:span><text:span text:style-name="T13">a</text:span><text:span text:style-name="T13">l</text:span><text:span text:style-name="T13">o</text:span><text:span text:style-name="T13">r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c</text:span><text:span text:style-name="T13">e</text:span><text:span text:style-name="T13">n</text:span><text:span text:style-name="T13">t</text:span><text:span text:style-name="T13">r</text:span><text:span text:style-name="T13">o</text:span></text:p>
            <text:p text:style-name="P8"><text:span text:style-name="T13"/></text:p>
            <text:p text:style-name="P8"><text:span text:style-name="T13">C</text:span><text:span text:style-name="T13">o</text:span><text:span text:style-name="T13">n</text:span><text:span text:style-name="T13">s</text:span><text:span text:style-name="T13">i</text:span><text:span text:style-name="T13">d</text:span><text:span text:style-name="T13">e</text:span><text:span text:style-name="T13">r</text:span><text:span text:style-name="T13">a</text:span><text:span text:style-name="T13">n</text:span><text:span text:style-name="T13">d</text:span><text:span text:style-name="T13">o</text:span><text:span text:style-name="T13"> </text:span><text:span text:style-name="T13">m</text:span><text:span text:style-name="T13">a</text:span><text:span text:style-name="T13">l</text:span><text:span text:style-name="T13">h</text:span><text:span text:style-name="T13">a</text:span><text:span text:style-name="T13"> </text:span><text:span text:style-name="T13">u</text:span><text:span text:style-name="T13">n</text:span><text:span text:style-name="T13">i</text:span><text:span text:style-name="T13">f</text:span><text:span text:style-name="T13">o</text:span><text:span text:style-name="T13">r</text:span><text:span text:style-name="T13">m</text:span><text:span text:style-name="T13">e</text:span><text:span text:style-name="T13">,</text:span><text:span text:style-name="T13"> </text:span><text:span text:style-name="T13">t</text:span><text:span text:style-name="T13">e</text:span><text:span text:style-name="T13">m</text:span><text:span text:style-name="T13">o</text:span><text:span text:style-name="T13">s</text:span><text:span text:style-name="T13">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6.9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25cm" svg:y="18cm">
          <draw:text-box>
            <text:p text:style-name="P6"><text:span text:style-name="T4">(</text:span><text:span text:style-name="T4">6</text:span><text:span text:style-name="T4">)</text:span></text:p>
          </draw:text-box>
        </draw:frame>
        <draw:frame draw:style-name="gr39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0" draw:text-style-name="P5" draw:layer="layout" svg:width="1.5cm" svg:height="0.954cm" svg:x="13.5cm" svg:y="4.95cm">
          <draw:text-box>
            <text:p text:style-name="P4"><text:span text:style-name="T11">d</text:span><text:span text:style-name="T11">/</text:span><text:span text:style-name="T11">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</text:span><text:span text:style-name="T2"> </text:span><text:span text:style-name="T3">[</text:span><text:span text:style-name="T3">K</text:span><text:span text:style-name="T3">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1" draw:text-style-name="P7" draw:layer="layout" svg:width="1.5cm" svg:height="1cm" svg:x="22.5cm" svg:y="17.3cm">
          <draw:text-box>
            <text:p text:style-name="P6"><text:span text:style-name="T4">(</text:span><text:span text:style-name="T4">7</text:span><text:span text:style-name="T4">)</text:span></text:p>
          </draw:text-box>
        </draw:frame>
        <draw:frame draw:style-name="gr39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2" draw:text-style-name="P7" draw:layer="layout" svg:width="1.5cm" svg:height="1cm" svg:x="22.5cm" svg:y="17.3cm">
          <draw:text-box>
            <text:p text:style-name="P6"><text:span text:style-name="T4">(</text:span><text:span text:style-name="T4">7</text:span><text:span text:style-name="T4">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0" draw:text-style-name="P5" draw:layer="layout" svg:width="1.5cm" svg:height="0.954cm" svg:x="13.4cm" svg:y="4.75cm">
          <draw:text-box>
            <text:p text:style-name="P4"><text:span text:style-name="T11">d</text:span><text:span text:style-name="T11">/</text:span><text:span text:style-name="T11">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0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0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</text:span><text:span text:style-name="T2"> </text:span><text:span text:style-name="T3">[</text:span><text:span text:style-name="T3">K</text:span><text:span text:style-name="T3">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7" draw:layer="layout" svg:width="1.5cm" svg:height="1cm" svg:x="21.808cm" svg:y="9.632cm">
          <draw:text-box>
            <text:p text:style-name="P6"><text:span text:style-name="T4">(</text:span><text:span text:style-name="T4">8</text:span><text:span text:style-name="T4">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42cm" svg:height="0.798cm" svg:x="7.65cm" svg:y="2.0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4.41cm" svg:height="0.798cm" svg:x="7.65cm" svg:y="3.80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4" draw:text-style-name="P16" draw:layer="layout" svg:width="1.5cm" svg:height="0.962cm" svg:x="18.7cm" svg:y="2.038cm">
          <draw:text-box>
            <text:p text:style-name="P15"><text:span text:style-name="T15">(9)</text:span></text:p>
          </draw:text-box>
        </draw:frame>
        <draw:frame draw:style-name="gr9" draw:text-style-name="P8" draw:layer="layout" svg:width="10.377cm" svg:height="2.266cm" svg:x="7.65cm" svg:y="8.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7.65cm" svg:y="5.35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16" draw:layer="layout" svg:width="1.75cm" svg:height="0.962cm" svg:x="18.65cm" svg:y="3.644cm">
          <draw:text-box>
            <text:p text:style-name="P15"><text:span text:style-name="T15">(1</text:span><text:span text:style-name="T15">0)</text:span></text:p>
          </draw:text-box>
        </draw:frame>
        <draw:frame draw:style-name="gr46" draw:text-style-name="P16" draw:layer="layout" svg:width="1.75cm" svg:height="0.962cm" svg:x="18.65cm" svg:y="5.106cm">
          <draw:text-box>
            <text:p text:style-name="P15"><text:span text:style-name="T15">(</text:span><text:span text:style-name="T15">1</text:span><text:span text:style-name="T15">1</text:span><text:span text:style-name="T15">)</text:span></text:p>
          </draw:text-box>
        </draw:frame>
        <draw:frame draw:style-name="gr47" draw:text-style-name="P18" draw:layer="layout" svg:width="8cm" svg:height="0.962cm" svg:x="7.65cm" svg:y="7.606cm">
          <draw:text-box>
            <text:p text:style-name="P17"><text:span text:style-name="T16">Subs</text:span><text:span text:style-name="T16">tituin</text:span><text:span text:style-name="T16">do </text:span><text:span text:style-name="T16">(6) </text:span><text:span text:style-name="T16">em </text:span><text:span text:style-name="T16">(9), </text:span><text:span text:style-name="T16">temo</text:span><text:span text:style-name="T16">s:</text:span></text:p>
          </draw:text-box>
        </draw:frame>
        <draw:frame draw:style-name="gr48" draw:text-style-name="P18" draw:layer="layout" svg:width="8cm" svg:height="0.962cm" svg:x="7.65cm" svg:y="11.844cm">
          <draw:text-box>
            <text:p text:style-name="P17"><text:span text:style-name="T16">Substituindo (7) </text:span><text:span text:style-name="T16">em (9), temos:</text:span></text:p>
          </draw:text-box>
        </draw:frame>
        <draw:frame draw:style-name="gr49" draw:text-style-name="P18" draw:layer="layout" svg:width="8cm" svg:height="0.962cm" svg:x="7.65cm" svg:y="16.144cm">
          <draw:text-box>
            <text:p text:style-name="P17"><text:span text:style-name="T16">Sub</text:span><text:span text:style-name="T16">stitu</text:span><text:span text:style-name="T16">indo </text:span><text:span text:style-name="T16">(8) </text:span><text:span text:style-name="T16">em </text:span><text:span text:style-name="T16">(9), </text:span><text:span text:style-name="T16">tem</text:span><text:span text:style-name="T16">os:</text:span></text:p>
          </draw:text-box>
        </draw:frame>
        <draw:frame draw:style-name="gr9" draw:text-style-name="P8" draw:layer="layout" svg:width="13.861cm" svg:height="2.266cm" svg:x="7.65cm" svg:y="12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4.071cm" svg:height="2.266cm" svg:x="7.65cm" svg:y="16.9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0" draw:text-style-name="P19" draw:layer="layout" svg:width="4.5cm" svg:height="2.5cm" svg:x="17.1cm" svg:y="12.5cm">
          <text:p/>
          <draw:enhanced-geometry svg:viewBox="0 0 21600 21600" draw:type="rectangle" draw:enhanced-path="M 0 0 L 21600 0 21600 21600 0 21600 0 0 Z N"/>
        </draw:custom-shape>
        <draw:frame draw:style-name="gr51" draw:text-style-name="P7" draw:layer="layout" svg:width="1.5cm" svg:height="0.962cm" svg:x="21.2cm" svg:y="11.638cm">
          <draw:text-box>
            <text:p text:style-name="P6"><text:span text:style-name="T4">b</text:span></text:p>
          </draw:text-box>
        </draw:frame>
        <draw:custom-shape draw:style-name="gr52" draw:text-style-name="P19" draw:layer="layout" svg:width="4.75cm" svg:height="2.5cm" svg:x="17.1cm" svg:y="16.85cm">
          <text:p/>
          <draw:enhanced-geometry svg:viewBox="0 0 21600 21600" draw:type="rectangle" draw:enhanced-path="M 0 0 L 21600 0 21600 21600 0 21600 0 0 Z N"/>
        </draw:custom-shape>
        <draw:frame draw:style-name="gr53" draw:text-style-name="P7" draw:layer="layout" svg:width="1.5cm" svg:height="0.962cm" svg:x="21.45cm" svg:y="16cm">
          <draw:text-box>
            <text:p text:style-name="P6"><text:span text:style-name="T4">b</text:span></text:p>
          </draw:text-box>
        </draw:frame>
        <draw:custom-shape draw:style-name="gr54" draw:text-style-name="P19" draw:layer="layout" svg:width="1.25cm" svg:height="2cm" svg:x="16.85cm" svg:y="8.45cm">
          <text:p/>
          <draw:enhanced-geometry svg:viewBox="0 0 21600 21600" draw:type="rectangle" draw:enhanced-path="M 0 0 L 21600 0 21600 21600 0 21600 0 0 Z N"/>
        </draw:custom-shape>
        <draw:frame draw:style-name="gr55" draw:text-style-name="P7" draw:layer="layout" svg:width="1.5cm" svg:height="0.962cm" svg:x="17.6cm" svg:y="7.55cm">
          <draw:text-box>
            <text:p text:style-name="P6"><text:span text:style-name="T4">b</text:span></text:p>
          </draw:text-box>
        </draw:frame>
      </draw:page>
      <draw:page draw:name="page7" draw:style-name="dp2" draw:master-page-name="Default">
        <draw:frame draw:style-name="gr9" draw:text-style-name="P8" draw:layer="layout" svg:width="8.632cm" svg:height="0.798cm" svg:x="10.25cm" svg:y="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09T15:01:18.848702761</dc:date>
    <meta:editing-duration>PT15H51M39S</meta:editing-duration>
    <meta:editing-cycles>93</meta:editing-cycles>
    <meta:generator>LibreOffice/24.2.7.2$Linux_X86_64 LibreOffice_project/42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i>b</mi>
      </mrow>
    </mrow>
    <annotation encoding="StarMath 5.0">a_{P} . %phi_{P} = a_{D} . %phi_{D} + a_{E} . %phi_{E} + b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n>.</mn>
      <mrow>
        <msub>
          <mi>ϕ</mi>
          <mrow>
            <mi>n</mi>
            <mo stretchy="false">−</mo>
            <mn>1</mn>
          </mrow>
        </msub>
        <mo stretchy="false">+</mo>
        <msub>
          <mi>a</mi>
          <mi>n</mi>
        </msub>
      </mrow>
      <mn>.</mn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n>.</mn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n} . %phi_{n} -a_{D,n} . %phi_{n+1} = b_{n} 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i>d</mi>
    </mrow>
    <annotation encoding="StarMath 5.0"> ( {{%alpha} over {d} + {%alpha} over {d}} underbrace { a_{P} } ) %phi_{P} = ( {{%alpha} over {d} - {u} over {2}} underbrace { a_{D} } ) %phi_{D} + ( {{%alpha} over {d} + {u} over {2}} underbrace { a_{E} } ) %phi_{E} + {dot q} underbrace { F_{ %phi } } . d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dot q} underbrace { F_{ %phi } }  .d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dot q} underbrace { F_{ %phi } }.d + ( {{2.%alpha} over {d} - u} underbrace { F_{P} } )T_{o}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